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Comic Sans MS"/>
    </style:style>
    <style:style style:name="P7" style:family="paragraph" style:parent-style-name="Header">
      <style:text-properties style:font-name="Comic Sans MS"/>
    </style:style>
    <style:style style:name="P8" style:family="paragraph" style:parent-style-name="Heading_20_1">
      <style:text-properties style:font-name="Comic Sans MS"/>
    </style:style>
    <style:style style:name="P9" style:family="paragraph" style:parent-style-name="Standard">
      <style:text-properties style:font-name="Comic Sans MS" officeooo:rsid="0081e074" officeooo:paragraph-rsid="0081e074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P11" style:family="paragraph" style:parent-style-name="Standard" style:master-page-name="First_20_Page">
      <style:paragraph-properties style:page-number="auto"/>
      <style:text-properties style:font-name="Comic Sans MS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7">Поздравление с Рождеством</text:p>
      <text:p text:style-name="P9"/>
      <text:h text:style-name="P8" text:outline-level="1">КОЛЯДКА</text:h>
      <text:p text:style-name="P6"/>
      <text:p text:style-name="P6"/>
      <text:p text:style-name="P6">Коляда, коляда — в дом идёт звезда!</text:p>
      <text:p text:style-name="P6">Рождество Христово — светлые дела!</text:p>
      <text:p text:style-name="P6">Пусть в семье покой, достаток и тепло,</text:p>
      <text:p text:style-name="P6">А в душе — веселье и святое добро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0:56:00.977766889</meta:creation-date>
    <dc:title>Default</dc:title>
    <meta:editing-cycles>6</meta:editing-cycles>
    <meta:editing-duration>PT56M20S</meta:editing-duration>
    <meta:generator>LibreOffice/7.6.7.2$Linux_X86_64 LibreOffice_project/60$Build-2</meta:generator>
    <dc:date>2025-12-13T12:00:31.509395316</dc:date>
    <meta:document-statistic meta:table-count="1" meta:image-count="0" meta:object-count="0" meta:page-count="1" meta:paragraph-count="16" meta:word-count="51" meta:character-count="258" meta:non-whitespace-character-count="220"/>
  </office:meta>
</office:document-meta>
</file>